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2.833cm" style:rel-column-width="10922*"/>
    </style:style>
    <style:style style:name="Tablo1.F" style:family="table-column">
      <style:table-column-properties style:column-width="2.835cm" style:rel-column-width="10925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2" style:family="table">
      <style:table-properties style:width="14.155cm" table:align="left"/>
    </style:style>
    <style:style style:name="Tablo2.A" style:family="table-column">
      <style:table-column-properties style:column-width="2.877cm"/>
    </style:style>
    <style:style style:name="Tablo2.B" style:family="table-column">
      <style:table-column-properties style:column-width="2.778cm"/>
    </style:style>
    <style:style style:name="Tablo2.C" style:family="table-column">
      <style:table-column-properties style:column-width="2.845cm"/>
    </style:style>
    <style:style style:name="Tablo2.D" style:family="table-column">
      <style:table-column-properties style:column-width="2.812cm"/>
    </style:style>
    <style:style style:name="Tablo2.E" style:family="table-column">
      <style:table-column-properties style:column-width="2.843cm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E1" style:family="table-cell">
      <style:table-cell-properties fo:padding="0.097cm" fo:border="0.002cm solid #000000"/>
    </style:style>
    <style:style style:name="Tablo3" style:family="table">
      <style:table-properties style:width="8.467cm" table:align="left"/>
    </style:style>
    <style:style style:name="Tablo3.A" style:family="table-column">
      <style:table-column-properties style:column-width="2.877cm"/>
    </style:style>
    <style:style style:name="Tablo3.B" style:family="table-column">
      <style:table-column-properties style:column-width="2.845cm"/>
    </style:style>
    <style:style style:name="Tablo3.C" style:family="table-column">
      <style:table-column-properties style:column-width="2.745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4" style:family="table">
      <style:table-properties style:width="8.5cm" table:align="left"/>
    </style:style>
    <style:style style:name="Tablo4.A" style:family="table-column">
      <style:table-column-properties style:column-width="2.91cm"/>
    </style:style>
    <style:style style:name="Tablo4.B" style:family="table-column">
      <style:table-column-properties style:column-width="2.812cm"/>
    </style:style>
    <style:style style:name="Tablo4.C" style:family="table-column">
      <style:table-column-properties style:column-width="2.778cm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C1" style:family="table-cell">
      <style:table-cell-properties fo:padding="0.097cm" fo:border="0.002cm solid #000000"/>
    </style:style>
    <style:style style:name="Tablo5" style:family="table">
      <style:table-properties style:width="5.756cm" table:align="left"/>
    </style:style>
    <style:style style:name="Tablo5.A" style:family="table-column">
      <style:table-column-properties style:column-width="2.91cm"/>
    </style:style>
    <style:style style:name="Tablo5.B" style:family="table-column">
      <style:table-column-properties style:column-width="2.845cm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B1" style:family="table-cell">
      <style:table-cell-properties fo:padding="0.097cm" fo:border="0.002cm solid #000000"/>
    </style:style>
    <style:style style:name="Tablo6" style:family="table">
      <style:table-properties style:width="5.756cm" table:align="left"/>
    </style:style>
    <style:style style:name="Tablo6.A" style:family="table-column">
      <style:table-column-properties style:column-width="2.944cm"/>
    </style:style>
    <style:style style:name="Tablo6.B" style:family="table-column">
      <style:table-column-properties style:column-width="2.812cm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language="zxx" fo:country="none" style:language-asian="zxx" style:country-asian="none"/>
    </style:style>
    <style:style style:name="P6" style:family="paragraph" style:parent-style-name="Standard" style:master-page-name="Standard">
      <style:paragraph-properties fo:text-align="start" style:justify-single-word="false" style:page-number="auto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5pt" fo:background-color="transparent" style:font-size-asian="15pt" style:font-size-complex="15pt"/>
    </style:style>
    <style:style style:name="P9" style:family="paragraph" style:parent-style-name="Standard" style:list-style-name="L1">
      <style:text-properties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4pt" style:text-underline-style="solid" style:text-underline-width="auto" style:text-underline-color="font-color" style:font-size-asian="15pt" style:font-size-complex="14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5pt" style:font-size-complex="14pt"/>
    </style:style>
    <style:style style:name="P19" style:family="paragraph" style:parent-style-name="Standard" style:list-style-name="L2">
      <style:paragraph-properties fo:margin-left="0cm" fo:margin-right="0cm" fo:text-align="start" style:justify-single-word="false" fo:text-indent="-0.635cm" style:auto-text-indent="false">
        <style:tab-stops/>
      </style:paragraph-properties>
    </style:style>
    <style:style style:name="P20" style:family="paragraph" style:parent-style-name="Standard" style:list-style-name="L2">
      <style:paragraph-properties fo:margin-left="0.034cm" fo:margin-right="0cm" fo:text-align="start" style:justify-single-word="false" fo:text-indent="-0.635cm" style:auto-text-indent="false">
        <style:tab-stops/>
      </style:paragraph-properties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style:paragraph-properties fo:text-align="center"/>
      <style:text-properties style:text-underline-style="none"/>
    </style:style>
    <style:style style:name="P25" style:family="paragraph">
      <style:text-properties style:text-underline-style="none"/>
    </style:style>
    <style:style style:name="P26" style:family="paragraph"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margin-top="0cm" fo:margin-bottom="0.353cm" fo:line-height="115%"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background-color="transparen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language="zxx" fo:country="none" style:font-size-asian="16pt" style:language-asian="zxx" style:country-asian="none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5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5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style:font-name="Calibri" fo:font-size="16pt" fo:language="tr" fo:country="TR" style:font-name-asian="Calibri" style:font-size-asian="16pt" style:font-name-complex="Calibri" style:font-size-complex="16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<text:line-break/> <text:s text:c="36"/>AKIŞ DİYAGRAMI</text:span> <text:line-break/><text:line-break/> <text:s text:c="71"/></text:p>
      <text:p text:style-name="Standard"><draw:custom-shape text:anchor-type="paragraph" draw:z-index="117" draw:style-name="gr3" svg:width="1.01cm" svg:height="1.098cm" svg:x="6.92cm" svg:y="1.259cm"><text:p>Gİ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connector text:anchor-type="char" draw:z-index="101" draw:style-name="gr6" draw:text-style-name="P27" draw:type="line" svg:x1="7.401cm" svg:y1="1.014cm" svg:x2="7.398cm" svg:y2="2.143cm" svg:d="m4196 575-2 640"><text:p/></draw:connector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custom-shape text:anchor-type="paragraph" draw:z-index="115" draw:style-name="gr3" svg:width="4.028cm" svg:height="1.001cm" svg:x="5.454cm" svg:y="0.81cm"><text:p>ETKINLIK TIP SEÇ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<draw:connector text:anchor-type="char" draw:z-index="102" draw:style-name="gr6" draw:text-style-name="P27" draw:type="line" svg:x1="7.419cm" svg:y1="0.422cm" svg:x2="7.414cm" svg:y2="1.789cm" svg:d="m4206 239-3 775"><text:p/></draw:connector></text:p>
      <text:p text:style-name="Standard"><text:tab/><text:tab/><text:line-break/> <text:s text:c="36"/><text:tab/><text:tab/><text:tab/><text:tab/><text:tab/></text:p>
      <text:p text:style-name="Standard"><draw:custom-shape text:anchor-type="paragraph" draw:z-index="116" draw:style-name="gr3" svg:width="4.028cm" svg:height="1.001cm" svg:x="5.415cm" svg:y="0.455cm"><text:p>ETKINLIK YER SEÇ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onnector text:anchor-type="char" draw:z-index="104" draw:style-name="gr7" draw:text-style-name="P27" draw:type="line" svg:x1="3.013cm" svg:y1="3.851cm" svg:x2="2.981cm" svg:y2="0.266cm" svg:d="m1708 2183-18-2032"><text:p/></draw:connector><draw:connector text:anchor-type="char" draw:z-index="105" draw:style-name="gr6" draw:text-style-name="P27" draw:type="line" svg:x1="3.013cm" svg:y1="0.266cm" svg:x2="5.29cm" svg:y2="0.27cm" svg:d="m1708 151 1291 2"><text:p/></draw:connector></text:p>
      <text:p text:style-name="Standard"><text:tab/><text:tab/><text:tab/><text:tab/> <text:s text:c="3"/><text:tab/> <text:s text:c="9"/></text:p>
      <text:p text:style-name="Standard"><draw:connector text:anchor-type="char" draw:z-index="118" draw:style-name="gr6" draw:text-style-name="P27" draw:type="line" svg:x1="7.433cm" svg:y1="0.058cm" svg:x2="7.437cm" svg:y2="1.332cm" svg:d="m4214 33 2 722"><text:p/></draw:connector></text:p>
      <text:p text:style-name="Standard"/>
      <text:p text:style-name="P5"><draw:custom-shape text:anchor-type="paragraph" draw:z-index="111" draw:style-name="gr3" svg:width="3.94cm" svg:height="3.058cm" svg:x="5.472cm" svg:y="0.358cm"><text:p>REZERVE<text:line-break/>KONTROL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/>
      <text:p text:style-name="Standard"><text:tab/> <text:s text:c="10"/><text:tab/><text:tab/><text:tab/>1<text:tab/><text:tab/><text:tab/><text:tab/> </text:p>
      <text:p text:style-name="P5"><draw:connector text:anchor-type="char" draw:z-index="103" draw:style-name="gr7" draw:text-style-name="P27" draw:type="line" svg:x1="5.472cm" svg:y1="0.439cm" svg:x2="2.981cm" svg:y2="0.443cm" svg:d="m3102 249-1412 2"><text:p/></draw:connector></text:p>
      <text:p text:style-name="Standard"/>
      <text:p text:style-name="Standard"/>
      <text:p text:style-name="Standard"/>
      <text:p text:style-name="Standard"><draw:custom-shape text:anchor-type="paragraph" draw:z-index="112" draw:style-name="gr3" svg:width="3.94cm" svg:height="3.058cm" svg:x="5.489cm" svg:y="1.771cm"><text:p>USER_ID<text:line-break/>KONTROL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char" draw:z-index="110" draw:style-name="gr8" draw:text-style-name="P28" svg:width="4.456cm" svg:height="1.756cm" svg:x="9.906cm" svg:y="6.408cm"><text:p text:style-name="P28"><text:span text:style-name="T14">Bilet</text:span><text:span text:style-name="T14"><text:line-break/></text:span><text:span text:style-name="T14"> alındı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09" draw:style-name="gr8" draw:text-style-name="P28" svg:width="4.467cm" svg:height="1.754cm" svg:x="0.774cm" svg:y="6.331cm"><text:p text:style-name="P28"><text:span text:style-name="T14">Bilet alınamadı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char" draw:z-index="106" draw:style-name="gr6" draw:text-style-name="P27" draw:type="line" svg:x1="7.449cm" svg:y1="0.007cm" svg:x2="7.452cm" svg:y2="1.736cm" svg:d="m4223 4 2 980"><text:p/></draw:connector><draw:connector text:anchor-type="char" draw:z-index="108" draw:style-name="gr6" draw:text-style-name="P27" draw:type="line" svg:x1="11.777cm" svg:y1="3.348cm" svg:x2="11.811cm" svg:y2="6.306cm" svg:d="m6677 1898 19 1677"><text:p/></draw:connector><draw:connector text:anchor-type="char" draw:z-index="107" draw:style-name="gr7" draw:text-style-name="P27" draw:type="line" svg:x1="9.428cm" svg:y1="3.348cm" svg:x2="11.777cm" svg:y2="3.351cm" svg:d="m5345 1898 1332 2"><text:p/></draw:connector><draw:connector text:anchor-type="char" draw:z-index="114" draw:style-name="gr7" draw:text-style-name="P27" draw:type="line" svg:x1="3.14cm" svg:y1="3.293cm" svg:x2="5.489cm" svg:y2="3.297cm" svg:d="m1780 1867 1332 2"><text:p/></draw:connector><draw:connector text:anchor-type="char" draw:z-index="113" draw:style-name="gr6" draw:text-style-name="P27" draw:type="line" svg:x1="3.14cm" svg:y1="3.297cm" svg:x2="3.173cm" svg:y2="6.255cm" svg:d="m1780 1869 19 1677"><text:p/></draw:connector><text:span text:style-name="T4"> <text:s text:c="48"/>0</text:span><text:span text:style-name="T1"><text:line-break/><text:line-break/><text:line-break/><text:line-break/><text:line-break/><text:line-break/><text:line-break/> <text:s text:c="18"/>0 <text:s text:c="63"/>1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 <text:s text:c="31"/></text:span><text:span text:style-name="T4"><text:s/>BÜTÜNLÜK KISILTLAMALARI</text:span></text:p>
      <text:p text:style-name="P1"><text:line-break/><text:line-break/></text:p>
      <text:list xml:id="list1150838282" text:style-name="L1">
        <text:list-item>
          <text:p text:style-name="P7"><text:span text:style-name="T1">Her ETKINLIK_TIP'inin birden çok ETKINLIK_YER'i olabilir.<text:line-break/></text:span><text:span text:style-name="T2">Her ETKINLIK_TIP'inin bir etkinlik_kod'u, etkinlik_tur'u vardır.</text:span></text:p>
          <text:p text:style-name="P8"/>
        </text:list-item>
        <text:list-item>
          <text:p text:style-name="P9">Her ETKINLIK_YER'inin bir MUSTERI'isi olabilir. ETKINLIK_YER'inin etkinlik_id, il-ilce_id, kapasite, etkinlik_kod, etkinlik_ad'ı vardır.<text:line-break/></text:p>
        </text:list-item>
        <text:list-item>
          <text:p text:style-name="P9">Her MUSTERI'nin <text:s/>bir İL-İLCE'si olacak ve MUSTERI'nin user_id, il-ilce_id, ad, soyad, ceptel, email bilgileri tutulacaktır.</text:p>
        </text:list-item>
      </text:list>
      <text:p text:style-name="P1"/>
      <text:list xml:id="list1149129667" text:continue-numbering="true" text:style-name="L1">
        <text:list-item>
          <text:p text:style-name="P9">Her ETKINLIK_YER'inin bir REZERVE bilgisi olacak ve REZERVE bilgilerinde; etkinlik_id, user_id ve koltuk_id bilgileri tutulacak.<text:line-break/></text:p>
        </text:list-item>
        <text:list-item>
          <text:p text:style-name="P9">Her ETKINLIK_YER'inin bir İL-İLCE'si olacak ve İL-İLCE'de il-ilce_id, il, ilce bilgileri tutulacak.<text:line-break/></text:p>
        </text:list-item>
        <text:list-item>
          <text:p text:style-name="P9">Her REZERVE edilen yerin bir KOLTUK bilgisi olacak, KOLTUK bilgisinde koltuk_id ve koltuk_kod bilgileri tutulacak.</text:p>
          <text:p text:style-name="P9"/>
          <text:p text:style-name="P9"><text:line-break/></text:p>
        </text:list-item>
      </text:list>
      <text:p text:style-name="P1"/>
      <text:p text:style-name="P1"/>
      <text:list xml:id="list1205773440" text:continue-numbering="true" text:style-name="L1">
        <text:list-header>
          <text:p text:style-name="P9"><text:line-break/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line-break/>VERİTABANI TABLOLARI VE VERİTABANI TABLO BİLGİLERİ</text:p>
      <text:p text:style-name="P12"/>
      <text:p text:style-name="P3"/>
      <text:list xml:id="list1171255579" text:style-name="L2">
        <text:list-item>
          <text:p text:style-name="P13"><text:span text:style-name="T6">ETKINLIK_TIP(</text:span><text:span text:style-name="T8">etkinlik_kod</text:span><text:span text:style-name="T6">, etkinlik_tur)<text:line-break/></text:span></text:p>
        </text:list-item>
        <text:list-item>
          <text:p text:style-name="P13"><text:span text:style-name="T6">ETKINLIK_YER(</text:span><text:span text:style-name="T8">etkinlik_id</text:span><text:span text:style-name="T6">, il-ilce_id, kapasite, </text:span><text:span text:style-name="T10">etkinlik_kod,</text:span><text:span text:style-name="T6"> etkinlik_ad)<text:line-break/></text:span></text:p>
        </text:list-item>
        <text:list-item>
          <text:p text:style-name="P13"><text:span text:style-name="T7">MUSTERI(</text:span><text:span text:style-name="T9">user_id</text:span><text:span text:style-name="T7">, il-ilce_id, ad, soyad, ceptel, email)<text:line-break/></text:span></text:p>
        </text:list-item>
        <text:list-item>
          <text:p text:style-name="P13"><text:span text:style-name="T1">REZERVE</text:span><text:span text:style-name="T6">(</text:span><text:span text:style-name="T8">e</text:span><text:span text:style-name="T3">t</text:span><text:span text:style-name="T8">kinlik_id</text:span><text:span text:style-name="T6">, user_id, koltuk_id</text:span><text:span text:style-name="T1">)<text:line-break/></text:span></text:p>
        </text:list-item>
        <text:list-item>
          <text:p text:style-name="P13"><text:span text:style-name="T1">KOLTUK(</text:span><text:span text:style-name="T8">koltuk_id</text:span><text:span text:style-name="T6">, koltuk_kod</text:span><text:span text:style-name="T1">)<text:line-break/></text:span></text:p>
        </text:list-item>
        <text:list-item>
          <text:p text:style-name="P13"><text:span text:style-name="T1">İL-İLCE(</text:span><text:span text:style-name="T8">il-ilce_id</text:span><text:span text:style-name="T6">, il, ilce</text:span><text:span text:style-name="T1">)</text:span></text:p>
        </text:list-item>
      </text:list>
      <text:p text:style-name="P3"/>
      <text:list xml:id="list993374265" text:continue-numbering="true" text:style-name="L2">
        <text:list-header>
          <text:p text:style-name="P13"><text:span text:style-name="T6"><text:line-break/><text:line-break/><text:line-break/></text:span><text:span text:style-name="T7"><text:line-break/></text:span><text:span text:style-name="T1"><text:line-break/><text:line-break/><text:line-break/></text:span>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line-break/><text:span text:style-name="T4">VARLIK İLİŞKİ ÇİZENEĞİ<text:line-break/></text:span></text:p>
      <text:p text:style-name="P3"><draw:custom-shape text:anchor-type="paragraph" draw:z-index="41" draw:style-name="gr3" draw:text-style-name="P23" svg:width="1.92cm" svg:height="0.727cm" svg:x="0.035cm" svg:y="0.464cm"><text:p text:style-name="P21"><text:span text:style-name="T11">il-ilce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2" draw:style-name="gr3" draw:text-style-name="P23" svg:width="1.92cm" svg:height="0.727cm" svg:x="14.554cm" svg:y="0.549cm"><text:p text:style-name="P21"><text:span text:style-name="T11">user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"/>
      <text:p text:style-name="P3"><draw:line text:anchor-type="paragraph" draw:z-index="38" draw:style-name="gr2" draw:text-style-name="P21" svg:x1="1.423cm" svg:y1="1.142cm" svg:x2="0.827cm" svg:y2="0.055cm"><text:p/></draw:line><draw:line text:anchor-type="paragraph" draw:z-index="48" draw:style-name="gr2" draw:text-style-name="P21" svg:x1="14.222cm" svg:y1="1.058cm" svg:x2="15.478cm" svg:y2="0.139cm"><text:p/></draw:line></text:p>
      <text:p text:style-name="P3"><draw:rect text:anchor-type="paragraph" draw:z-index="3" draw:style-name="gr1" draw:text-style-name="P21" svg:width="3.472cm" svg:height="1.853cm" svg:x="10.751cm" svg:y="0.49cm"><text:p text:style-name="P21">MUSTERI</text:p></draw:rect><draw:custom-shape text:anchor-type="paragraph" draw:z-index="9" draw:style-name="gr3" draw:text-style-name="P21" svg:width="2.513cm" svg:height="3.012cm" svg:x="6.583cm" svg:y="0.109cm"><text:p text:style-name="P21">kişi yer bilgisi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/text:p>
      <text:p text:style-name="P3"><draw:rect text:anchor-type="paragraph" draw:z-index="4" draw:style-name="gr1" draw:text-style-name="P21" svg:width="3.439cm" svg:height="1.853cm" svg:x="1.423cm" svg:y="0.005cm"><text:p text:style-name="P21">İL_İLCE</text:p></draw:rect><draw:custom-shape text:anchor-type="paragraph" draw:z-index="43" draw:style-name="gr3" draw:text-style-name="P24" svg:width="1.92cm" svg:height="0.727cm" svg:x="14.951cm" svg:y="0.492cm"><text:p text:style-name="P21"><text:span text:style-name="T12">il-ilce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70" draw:style-name="gr4" draw:text-style-name="P26" svg:width="1.093cm" svg:height="0.696cm" svg:x="5.491cm" svg:y="0.303cm"><draw:text-box><text:p><text:span text:style-name="T13">1</text:span></text:p></draw:text-box></draw:frame><draw:frame text:anchor-type="paragraph" draw:z-index="71" draw:style-name="gr4" draw:text-style-name="P26" svg:width="1.093cm" svg:height="0.696cm" svg:x="9.46cm" svg:y="0.303cm"><draw:text-box><text:p><text:span text:style-name="T13">N</text:span></text:p></draw:text-box></draw:frame></text:p>
      <text:p text:style-name="P3"><draw:line text:anchor-type="paragraph" draw:z-index="15" draw:style-name="gr2" draw:text-style-name="P21" svg:x1="4.861cm" svg:y1="0.43cm" svg:x2="6.583cm" svg:y2="0.43cm"><text:p/></draw:line><draw:line text:anchor-type="paragraph" draw:z-index="16" draw:style-name="gr2" draw:text-style-name="P21" svg:x1="9.095cm" svg:y1="0.464cm" svg:x2="10.751cm" svg:y2="0.43cm"><text:p/></draw:line><draw:line text:anchor-type="paragraph" draw:z-index="49" draw:style-name="gr2" draw:text-style-name="P21" svg:x1="14.222cm" svg:y1="0.309cm" svg:x2="14.95cm" svg:y2="0.275cm"><text:p/></draw:line><draw:line text:anchor-type="paragraph" draw:z-index="69" draw:style-name="gr2" draw:text-style-name="P21" svg:x1="4.988cm" svg:y1="0.534cm" svg:x2="6.47cm" svg:y2="0.534cm"><text:p/></draw:line></text:p>
      <text:p text:style-name="P3"/>
      <text:p text:style-name="P3"><draw:line text:anchor-type="paragraph" draw:z-index="7" draw:style-name="gr2" draw:text-style-name="P21" svg:x1="9.095cm" svg:y1="4.752cm" svg:x2="10.751cm" svg:y2="0.071cm"><text:p/></draw:line><draw:line text:anchor-type="paragraph" draw:z-index="18" draw:style-name="gr2" draw:text-style-name="P21" svg:x1="3.474cm" svg:y1="2.742cm" svg:x2="3.44cm" svg:y2="0.153cm"><text:p/></draw:line><draw:line text:anchor-type="paragraph" draw:z-index="39" draw:style-name="gr2" draw:text-style-name="P21" svg:x1="1.423cm" svg:y1="0.153cm" svg:x2="1.058cm" svg:y2="0.936cm"><text:p/></draw:line><draw:line text:anchor-type="paragraph" draw:z-index="40" draw:style-name="gr2" draw:text-style-name="P21" svg:x1="2.316cm" svg:y1="0.153cm" svg:x2="2.282cm" svg:y2="2.016cm"><text:p/></draw:line><draw:line text:anchor-type="paragraph" draw:z-index="50" draw:style-name="gr2" draw:text-style-name="P21" svg:x1="14.222cm" svg:y1="0.071cm" svg:x2="14.554cm" svg:y2="1.008cm"><text:p/></draw:line><draw:line text:anchor-type="paragraph" draw:z-index="51" draw:style-name="gr2" draw:text-style-name="P21" svg:x1="13.825cm" svg:y1="0.071cm" svg:x2="13.859cm" svg:y2="2.163cm"><text:p/></draw:line><draw:line text:anchor-type="paragraph" draw:z-index="52" draw:style-name="gr2" draw:text-style-name="P21" svg:x1="12.965cm" svg:y1="0.071cm" svg:x2="12.965cm" svg:y2="3.211cm"><text:p/></draw:line><draw:line text:anchor-type="paragraph" draw:z-index="53" draw:style-name="gr2" draw:text-style-name="P21" svg:x1="11.641cm" svg:y1="0.071cm" svg:x2="11.576cm" svg:y2="4.214cm"><text:p/></draw:line></text:p>
      <text:p text:style-name="P3"><draw:custom-shape text:anchor-type="paragraph" draw:z-index="37" draw:style-name="gr3" svg:width="1.92cm" svg:height="0.727cm" svg:x="0.102cm" svg:y="0.369cm"><text:p><text:s text:c="7"/>il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4" draw:style-name="gr3" draw:text-style-name="P25" svg:width="1.92cm" svg:height="0.727cm" svg:x="14.554cm" svg:y="0.323cm"><text:p><text:span text:style-name="T12"><text:s text:c="5"/></text:span><text:span text:style-name="T12">a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81" draw:style-name="gr5" draw:text-style-name="P26" svg:width="1.093cm" svg:height="0.772cm" svg:x="3.692cm" svg:y="0.427cm"><draw:text-box><text:p><text:span text:style-name="T13">N</text:span></text:p></draw:text-box></draw:frame></text:p>
      <text:p text:style-name="P3"><draw:frame text:anchor-type="paragraph" draw:z-index="68" draw:style-name="gr4" draw:text-style-name="P26" svg:width="1.093cm" svg:height="0.696cm" svg:x="9.393cm" svg:y="0.534cm"><draw:text-box><text:p><text:span text:style-name="T13">N</text:span></text:p></draw:text-box></draw:frame></text:p>
      <text:p text:style-name="P3"><draw:custom-shape text:anchor-type="paragraph" draw:z-index="36" draw:style-name="gr3" svg:width="1.92cm" svg:height="0.727cm" svg:x="1.028cm" svg:y="0.312cm"><text:p><text:s text:c="5"/>ilce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7" draw:style-name="gr3" draw:text-style-name="P25" svg:width="1.92cm" svg:height="0.727cm" svg:x="13.527cm" svg:y="0.459cm"><text:p><text:span text:style-name="T12"><text:s text:c="3"/></text:span><text:span text:style-name="T12">soya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"><draw:custom-shape text:anchor-type="paragraph" draw:z-index="8" draw:style-name="gr3" draw:text-style-name="P21" svg:width="2.513cm" svg:height="3.012cm" svg:x="2.249cm" svg:y="0.471cm"><text:p text:style-name="P21">yer bilgisi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/text:p>
      <text:p text:style-name="P3"><draw:custom-shape text:anchor-type="paragraph" draw:z-index="10" draw:style-name="gr3" draw:text-style-name="P21" svg:width="2.513cm" svg:height="3.012cm" svg:x="6.583cm" svg:y="0.407cm"><text:p text:style-name="P21">satın alma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5" draw:style-name="gr3" draw:text-style-name="P25" svg:width="1.92cm" svg:height="0.727cm" svg:x="12.271cm" svg:y="0.37cm"><text:p><text:span text:style-name="T12"><text:s text:c="3"/></text:span><text:span text:style-name="T12">ceptel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"/>
      <text:p text:style-name="P3"><draw:custom-shape text:anchor-type="paragraph" draw:z-index="46" draw:style-name="gr3" draw:text-style-name="P25" svg:width="1.92cm" svg:height="0.727cm" svg:x="10.751cm" svg:y="0.238cm"><text:p><text:span text:style-name="T12"><text:s text:c="4"/></text:span><text:span text:style-name="T12">email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"><draw:line text:anchor-type="paragraph" draw:z-index="6" draw:style-name="gr2" draw:text-style-name="P21" svg:x1="4.994cm" svg:y1="3.73cm" svg:x2="6.583cm" svg:y2="0.208cm"><text:p/></draw:line></text:p>
      <text:p text:style-name="P3"/>
      <text:p text:style-name="P3"><draw:line text:anchor-type="paragraph" draw:z-index="17" draw:style-name="gr2" draw:text-style-name="P21" svg:x1="3.473cm" svg:y1="0.074cm" svg:x2="3.408cm" svg:y2="2.595cm"><text:p/></draw:line><draw:frame text:anchor-type="paragraph" draw:z-index="67" draw:style-name="gr4" draw:text-style-name="P26" svg:width="1.093cm" svg:height="0.696cm" svg:x="4.994cm" svg:y="0.474cm"><draw:text-box><text:p><text:span text:style-name="T13">N</text:span></text:p></draw:text-box></draw:frame></text:p>
      <text:p text:style-name="P3"><draw:custom-shape text:anchor-type="paragraph" draw:z-index="27" draw:style-name="gr3" draw:text-style-name="P22" svg:width="1.92cm" svg:height="0.727cm" svg:x="0.102cm" svg:y="0.43cm"><text:p><text:span text:style-name="T11">etkinlik_id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4" draw:style-name="gr3" draw:text-style-name="P23" svg:width="2.216cm" svg:height="0.763cm" svg:x="14.388cm" svg:y="0.238cm"><text:p text:style-name="P21"><text:span text:style-name="T11">etkinlik_ko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72" draw:style-name="gr4" draw:text-style-name="P26" svg:width="1.093cm" svg:height="0.696cm" svg:x="3.605cm" svg:y="0.464cm"><draw:text-box><text:p><text:span text:style-name="T13">N</text:span></text:p></draw:text-box></draw:frame></text:p>
      <text:p text:style-name="P3"><draw:line text:anchor-type="paragraph" draw:z-index="61" draw:style-name="gr2" draw:text-style-name="P21" svg:x1="14.519cm" svg:y1="1.394cm" svg:x2="15.182cm" svg:y2="0.397cm"><text:p/></draw:line></text:p>
      <text:p text:style-name="P3"><draw:rect text:anchor-type="paragraph" draw:z-index="2" draw:style-name="gr1" draw:text-style-name="P21" svg:width="3.439cm" svg:height="1.853cm" svg:x="11.15cm" svg:y="8.283cm"><text:p text:style-name="P21">REZERVE</text:p></draw:rect><draw:rect text:anchor-type="paragraph" draw:z-index="5" draw:style-name="gr1" draw:text-style-name="P21" svg:width="3.472cm" svg:height="1.853cm" svg:x="1.589cm" svg:y="8.165cm"><text:p text:style-name="P21">KOLTUK</text:p></draw:rect><draw:rect text:anchor-type="paragraph" draw:z-index="0" draw:style-name="gr1" draw:text-style-name="P21" svg:width="3.472cm" svg:height="1.705cm" svg:x="1.522cm" svg:y="0.891cm"><text:p text:style-name="P21">ETKINLIK_YER</text:p></draw:rect><draw:rect text:anchor-type="paragraph" draw:z-index="1" draw:style-name="gr1" draw:text-style-name="P21" svg:width="3.472cm" svg:height="1.853cm" svg:x="11.047cm" svg:y="0.826cm"><text:p text:style-name="P21">ETKINLIK_TIP</text:p></draw:rect><draw:custom-shape text:anchor-type="paragraph" draw:z-index="11" draw:style-name="gr3" draw:text-style-name="P21" svg:width="2.513cm" svg:height="3.012cm" svg:x="6.629cm" svg:y="4.157cm"><text:p text:style-name="P21">etkinlik alanı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2" draw:style-name="gr3" draw:text-style-name="P21" svg:width="2.513cm" svg:height="3.012cm" svg:x="6.583cm" svg:y="0.407cm"><text:p text:style-name="P21">etkinlik alanı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3" draw:style-name="gr3" draw:text-style-name="P21" svg:width="2.513cm" svg:height="3.012cm" svg:x="6.583cm" svg:y="0.407cm"><text:p text:style-name="P21">etkinlik alanı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style-name="gr3" draw:text-style-name="P21" svg:width="2.513cm" svg:height="3.012cm" svg:x="6.648cm" svg:y="7.699cm"><text:p text:style-name="P21">rezerve<text:line-break/> kontrol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9" draw:style-name="gr2" draw:text-style-name="P21" svg:x1="6.583cm" svg:y1="1.9cm" svg:x2="4.994cm" svg:y2="1.866cm"><text:p/></draw:line><draw:line text:anchor-type="paragraph" draw:z-index="20" draw:style-name="gr2" draw:text-style-name="P21" svg:x1="9.095cm" svg:y1="1.919cm" svg:x2="11.048cm" svg:y2="1.919cm"><text:p/></draw:line><draw:line text:anchor-type="paragraph" draw:z-index="21" draw:style-name="gr2" draw:text-style-name="P21" svg:x1="6.649cm" svg:y1="9.197cm" svg:x2="5.061cm" svg:y2="9.208cm"><text:p/></draw:line><draw:line text:anchor-type="paragraph" draw:z-index="22" draw:style-name="gr2" draw:text-style-name="P21" svg:x1="9.16cm" svg:y1="9.187cm" svg:x2="11.15cm" svg:y2="9.185cm"><text:p/></draw:line><draw:line text:anchor-type="paragraph" draw:z-index="23" draw:style-name="gr2" draw:text-style-name="P21" svg:x1="9.266cm" svg:y1="2.032cm" svg:x2="10.898cm" svg:y2="2.032cm"><text:p/></draw:line><draw:line text:anchor-type="paragraph" draw:z-index="24" draw:style-name="gr2" draw:text-style-name="P21" svg:x1="4.994cm" svg:y1="2.595cm" svg:x2="7.892cm" svg:y2="4.158cm"><text:p/></draw:line><draw:line text:anchor-type="paragraph" draw:z-index="25" draw:style-name="gr2" draw:text-style-name="P21" svg:x1="7.865cm" svg:y1="7.168cm" svg:x2="11.149cm" svg:y2="8.283cm"><text:p/></draw:line><draw:custom-shape text:anchor-type="paragraph" draw:z-index="26" draw:style-name="gr3" svg:width="1.92cm" svg:height="0.727cm" svg:x="1.159cm" svg:y="4.586cm"><text:p><text:s text:c="2"/>kapasite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style-name="gr3" svg:width="1.92cm" svg:height="0.727cm" svg:x="4.135cm" svg:y="3.859cm"><text:p>etkinlik_ad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style-name="gr3" svg:width="2.183cm" svg:height="0.802cm" svg:x="2.284cm" svg:y="5.546cm"><text:p>etkinlik_kod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style-name="gr3" svg:width="1.92cm" svg:height="0.727cm" svg:x="0.198cm" svg:y="3.528cm"><text:p>il-ilce_id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31" draw:style-name="gr2" draw:text-style-name="P21" svg:x1="0.993cm" svg:y1="0.021cm" svg:x2="1.522cm" svg:y2="0.891cm"><text:p/></draw:line><draw:line text:anchor-type="paragraph" draw:z-index="32" draw:style-name="gr2" draw:text-style-name="P21" svg:x1="1.522cm" svg:y1="2.595cm" svg:x2="1.159cm" svg:y2="3.528cm"><text:p/></draw:line><draw:line text:anchor-type="paragraph" draw:z-index="33" draw:style-name="gr2" draw:text-style-name="P21" svg:x1="2.382cm" svg:y1="2.595cm" svg:x2="2.35cm" svg:y2="4.586cm"><text:p/></draw:line><draw:line text:anchor-type="paragraph" draw:z-index="34" draw:style-name="gr2" draw:text-style-name="P21" svg:x1="3.308cm" svg:y1="2.595cm" svg:x2="3.276cm" svg:y2="5.546cm"><text:p/></draw:line><draw:line text:anchor-type="paragraph" draw:z-index="35" draw:style-name="gr2" draw:text-style-name="P21" svg:x1="4.168cm" svg:y1="2.595cm" svg:x2="4.994cm" svg:y2="3.86cm"><text:p/></draw:line><draw:custom-shape text:anchor-type="paragraph" draw:z-index="55" draw:style-name="gr3" draw:text-style-name="P25" svg:width="1.92cm" svg:height="0.727cm" svg:x="15.05cm" svg:y="1.395cm"><text:p><text:span text:style-name="T12">etkinlik_tur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6" draw:style-name="gr3" draw:text-style-name="P23" svg:width="1.92cm" svg:height="0.727cm" svg:x="0.067cm" svg:y="6.918cm"><text:p text:style-name="P21"><text:span text:style-name="T11">koltuk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7" draw:style-name="gr3" draw:text-style-name="P24" svg:width="1.92cm" svg:height="0.727cm" svg:x="15.018cm" svg:y="8.738cm"><text:p text:style-name="P21"><text:span text:style-name="T12">user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8" draw:style-name="gr3" draw:text-style-name="P25" svg:width="1.92cm" svg:height="0.727cm" svg:x="0.035cm" svg:y="10.79cm"><text:p><text:span text:style-name="T12">koltuk_ko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9" draw:style-name="gr3" draw:text-style-name="P22" svg:width="1.92cm" svg:height="0.727cm" svg:x="14.291cm" svg:y="6.588cm"><text:p><text:span text:style-name="T11">etkinlik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0" draw:style-name="gr3" draw:text-style-name="P24" svg:width="1.92cm" svg:height="0.727cm" svg:x="14.323cm" svg:y="10.83cm"><text:p text:style-name="P21"><text:span text:style-name="T12">koltuk_i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62" draw:style-name="gr2" draw:text-style-name="P21" svg:x1="14.519cm" svg:y1="1.759cm" svg:x2="15.05cm" svg:y2="1.759cm"><text:p/></draw:line><draw:line text:anchor-type="paragraph" draw:z-index="63" draw:style-name="gr2" draw:text-style-name="P21" svg:x1="1.589cm" svg:y1="8.165cm" svg:x2="0.993cm" svg:y2="7.645cm"><text:p/></draw:line><draw:line text:anchor-type="paragraph" draw:z-index="64" draw:style-name="gr2" draw:text-style-name="P21" svg:x1="1.59cm" svg:y1="10.017cm" svg:x2="1.027cm" svg:y2="10.79cm"><text:p/></draw:line><draw:frame text:anchor-type="paragraph" draw:z-index="65" draw:style-name="gr4" draw:text-style-name="P26" svg:width="1.093cm" svg:height="0.696cm" svg:x="9.79cm" svg:y="1.224cm"><draw:text-box><text:p><text:span text:style-name="T13">1</text:span></text:p></draw:text-box></draw:frame><draw:frame text:anchor-type="paragraph" draw:z-index="66" draw:style-name="gr4" draw:text-style-name="P26" svg:width="1.093cm" svg:height="0.696cm" svg:x="5.491cm" svg:y="1.171cm"><draw:text-box><text:p><text:span text:style-name="T13">N</text:span></text:p></draw:text-box></draw:frame><draw:frame text:anchor-type="paragraph" draw:z-index="73" draw:style-name="gr4" draw:text-style-name="P26" svg:width="1.093cm" svg:height="0.696cm" svg:x="6.152cm" svg:y="2.595cm"><draw:text-box><text:p><text:span text:style-name="T13">N</text:span></text:p></draw:text-box></draw:frame><draw:frame text:anchor-type="paragraph" draw:z-index="74" draw:style-name="gr4" draw:text-style-name="P26" svg:width="1.093cm" svg:height="0.696cm" svg:x="8.962cm" svg:y="7.004cm"><draw:text-box><text:p><text:span text:style-name="T13">N</text:span></text:p></draw:text-box></draw:frame><draw:frame text:anchor-type="paragraph" draw:z-index="75" draw:style-name="gr5" draw:text-style-name="P26" svg:width="1.093cm" svg:height="0.772cm" svg:x="9.724cm" svg:y="8.49cm"><draw:text-box><text:p><text:span text:style-name="T13">1</text:span></text:p></draw:text-box></draw:frame><draw:line text:anchor-type="paragraph" draw:z-index="76" draw:style-name="gr2" draw:text-style-name="P21" svg:x1="5.142cm" svg:y1="9.319cm" svg:x2="6.592cm" svg:y2="9.321cm"><text:p/></draw:line><draw:line text:anchor-type="paragraph" draw:z-index="77" draw:style-name="gr2" draw:text-style-name="P21" svg:x1="14.587cm" svg:y1="8.283cm" svg:x2="15.273cm" svg:y2="7.315cm"><text:p/></draw:line><draw:line text:anchor-type="paragraph" draw:z-index="78" draw:style-name="gr2" draw:text-style-name="P21" svg:x1="14.587cm" svg:y1="9.133cm" svg:x2="15.017cm" svg:y2="9.107cm"><text:p/></draw:line><draw:line text:anchor-type="paragraph" draw:z-index="79" draw:style-name="gr2" draw:text-style-name="P21" svg:x1="14.587cm" svg:y1="10.135cm" svg:x2="15.432cm" svg:y2="10.83cm"><text:p/></draw:line><draw:frame text:anchor-type="paragraph" draw:z-index="80" draw:style-name="gr5" draw:text-style-name="P26" svg:width="1.093cm" svg:height="0.772cm" svg:x="5.768cm" svg:y="8.55cm"><draw:text-box><text:p><text:span text:style-name="T13">1</text:span>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soft-page-break/></text:p>
      <text:list xml:id="list1962857813" text:continue-numbering="true" text:style-name="L2">
        <text:list-header>
          <text:p text:style-name="P19"><text:span text:style-name="T4"><text:s text:c="32"/>İLİŞKİSEL ŞEMA ÇİZENEĞİ</text:span><text:span text:style-name="T6"><text:line-break/><text:line-break/><text:line-break/><text:line-break/><text:line-break/><text:line-break/><text:line-break/></text:span><text:span text:style-name="T7">MUSTERI</text:span><text:span text:style-name="T6"><text:line-break/><text:line-break/></text:span></text:p>
        </text:list-header>
      </text:list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6">user_id</text:p>
          </table:table-cell>
          <table:table-cell table:style-name="Tablo1.A1" office:value-type="string">
            <text:p text:style-name="P18">il-ilce_id</text:p>
          </table:table-cell>
          <table:table-cell table:style-name="Tablo1.A1" office:value-type="string">
            <text:p text:style-name="P18"><text:s/>ad</text:p>
          </table:table-cell>
          <table:table-cell table:style-name="Tablo1.A1" office:value-type="string">
            <text:p text:style-name="P18">soyad</text:p>
          </table:table-cell>
          <table:table-cell table:style-name="Tablo1.A1" office:value-type="string">
            <text:p text:style-name="P18">ceptel</text:p>
          </table:table-cell>
          <table:table-cell table:style-name="Tablo1.F1" office:value-type="string">
            <text:p text:style-name="P18">email</text:p>
          </table:table-cell>
        </table:table-row>
      </table:table>
      <text:list xml:id="list419706774" text:continue-numbering="true" text:style-name="L2">
        <text:list-header>
          <text:p text:style-name="P20"><draw:line text:anchor-type="paragraph" draw:z-index="82" draw:style-name="gr2" draw:text-style-name="P21" svg:x1="15.875cm" svg:y1="0.699cm" svg:x2="15.909cm" svg:y2="3.708cm"><text:p/></draw:line><draw:line text:anchor-type="paragraph" draw:z-index="85" draw:style-name="gr2" draw:text-style-name="P21" svg:x1="15.875cm" svg:y1="0.699cm" svg:x2="1.224cm" svg:y2="0.665cm"><text:p/></draw:line><draw:line text:anchor-type="paragraph" draw:z-index="86" draw:style-name="gr2" draw:text-style-name="P21" svg:x1="1.224cm" svg:y1="0.665cm" svg:x2="1.224cm" svg:y2="0.037cm"><text:p/></draw:line><draw:line text:anchor-type="paragraph" draw:z-index="87" draw:style-name="gr2" draw:text-style-name="P21" svg:x1="4.169cm" svg:y1="0.102cm" svg:x2="4.135cm" svg:y2="2.219cm"><text:p/></draw:line><text:line-break/><text:line-break/>ETKINLIK_YER<text:line-break/></text:p>
        </text:list-header>
      </text:list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column table:style-name="Tablo2.E"/>
        <table:table-row>
          <table:table-cell table:style-name="Tablo2.A1" office:value-type="string">
            <text:p text:style-name="P2"><text:span text:style-name="T8">etkinlik_id</text:span><text:span text:style-name="T6"> <text:s text:c="3"/></text:span></text:p>
          </table:table-cell>
          <table:table-cell table:style-name="Tablo2.A1" office:value-type="string">
            <text:p text:style-name="P15">il-ilce_id</text:p>
          </table:table-cell>
          <table:table-cell table:style-name="Tablo2.A1" office:value-type="string">
            <text:p text:style-name="P15">kapasite</text:p>
          </table:table-cell>
          <table:table-cell table:style-name="Tablo2.A1" office:value-type="string">
            <text:p text:style-name="P15">etkinlik_kod</text:p>
          </table:table-cell>
          <table:table-cell table:style-name="Tablo2.E1" office:value-type="string">
            <text:p text:style-name="P15">etkinlik_ad</text:p>
          </table:table-cell>
        </table:table-row>
      </table:table>
      <text:list xml:id="list1173722744" text:continue-numbering="true" text:style-name="L2">
        <text:list-header>
          <text:p text:style-name="P19"><draw:line text:anchor-type="paragraph" draw:z-index="83" draw:style-name="gr2" draw:text-style-name="P21" svg:x1="15.909cm" svg:y1="0.752cm" svg:x2="4.433cm" svg:y2="0.718cm"><text:p/></draw:line><draw:line text:anchor-type="paragraph" draw:z-index="84" draw:style-name="gr2" draw:text-style-name="P21" svg:x1="4.433cm" svg:y1="0.718cm" svg:x2="4.433cm" svg:y2="2.306cm"><text:p/></draw:line><draw:line text:anchor-type="paragraph" draw:z-index="88" draw:style-name="gr2" draw:text-style-name="P21" svg:x1="2.584cm" svg:y1="0.122cm" svg:x2="2.584cm" svg:y2="2.272cm"><text:p/></draw:line><draw:line text:anchor-type="paragraph" draw:z-index="93" draw:style-name="gr2" draw:text-style-name="P21" svg:x1="9.593cm" svg:y1="0.056cm" svg:x2="9.559cm" svg:y2="10.971cm"><text:p/></draw:line><draw:line text:anchor-type="paragraph" draw:z-index="96" draw:style-name="gr2" draw:text-style-name="P21" svg:x1="4.09cm" svg:y1="0.072cm" svg:x2="4.06cm" svg:y2="1.365cm"><text:p/></draw:line><draw:line text:anchor-type="paragraph" draw:z-index="97" draw:style-name="gr2" draw:text-style-name="P21" svg:x1="4.06cm" svg:y1="1.365cm" svg:x2="11.264cm" svg:y2="1.365cm"><text:p/></draw:line><draw:line text:anchor-type="paragraph" draw:z-index="98" draw:style-name="gr2" draw:text-style-name="P21" svg:x1="11.264cm" svg:y1="1.365cm" svg:x2="11.234cm" svg:y2="4.776cm"><text:p/></draw:line><text:span text:style-name="T6"><text:line-break/><text:line-break/></text:span><text:span text:style-name="T1">REZERVE</text:span><text:span text:style-name="T6"><text:line-break/></text:span></text:p>
        </text:list-header>
      </text:list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P2"><text:span text:style-name="T8">e</text:span><text:span text:style-name="T3">t</text:span><text:span text:style-name="T8">kinlik_id</text:span></text:p>
          </table:table-cell>
          <table:table-cell table:style-name="Tablo3.A1" office:value-type="string">
            <text:p text:style-name="P15">user_id</text:p>
          </table:table-cell>
          <table:table-cell table:style-name="Tablo3.C1" office:value-type="string">
            <text:p text:style-name="P15"><draw:line text:anchor-type="paragraph" draw:z-index="89" draw:style-name="gr2" draw:text-style-name="P21" svg:x1="2.715cm" svg:y1="0.24cm" svg:x2="4.601cm" svg:y2="0.24cm"><text:p/></draw:line><draw:line text:anchor-type="paragraph" draw:z-index="90" draw:style-name="gr2" draw:text-style-name="P21" svg:x1="4.6cm" svg:y1="0.24cm" svg:x2="4.6cm" svg:y2="5.07cm"><text:p/></draw:line>koltuk_id</text:p>
          </table:table-cell>
        </table:table-row>
      </table:table>
      <text:p text:style-name="P2"><draw:line text:anchor-type="paragraph" draw:z-index="99" draw:style-name="gr2" draw:text-style-name="P21" svg:x1="11.234cm" svg:y1="1.739cm" svg:x2="2.503cm" svg:y2="1.709cm"><text:p/></draw:line><draw:line text:anchor-type="paragraph" draw:z-index="100" draw:style-name="gr2" draw:text-style-name="P21" svg:x1="2.503cm" svg:y1="1.709cm" svg:x2="2.503cm" svg:y2="2.18cm"><text:p/></draw:line><text:span text:style-name="T6"><text:line-break/><text:line-break/></text:span><text:span text:style-name="T1">İL-İLCE</text:span><text:span text:style-name="T6"><text:line-break/></text:span></text:p>
      <table:table table:name="Tablo4" table:style-name="Tablo4">
        <table:table-column table:style-name="Tablo4.A"/>
        <table:table-column table:style-name="Tablo4.B"/>
        <table:table-column table:style-name="Tablo4.C"/>
        <table:table-row>
          <table:table-cell table:style-name="Tablo4.A1" office:value-type="string">
            <text:p text:style-name="P17">il-ilce_id</text:p>
          </table:table-cell>
          <table:table-cell table:style-name="Tablo4.A1" office:value-type="string">
            <text:p text:style-name="P15">il</text:p>
          </table:table-cell>
          <table:table-cell table:style-name="Tablo4.C1" office:value-type="string">
            <text:p text:style-name="P15">ilce</text:p>
          </table:table-cell>
        </table:table-row>
      </table:table>
      <text:p text:style-name="P15"/>
      <text:p text:style-name="P2"><draw:line text:anchor-type="paragraph" draw:z-index="91" draw:style-name="gr2" draw:text-style-name="P21" svg:x1="10.42cm" svg:y1="0.797cm" svg:x2="2.514cm" svg:y2="0.831cm"><text:p/></draw:line><draw:line text:anchor-type="paragraph" draw:z-index="92" draw:style-name="gr2" draw:text-style-name="P21" svg:x1="2.514cm" svg:y1="0.831cm" svg:x2="2.514cm" svg:y2="1.591cm"><text:p/></draw:line><text:span text:style-name="T6"><text:line-break/></text:span><text:span text:style-name="T1">KOLTUK</text:span><text:span text:style-name="T6"><text:line-break/></text:span></text:p>
      <table:table table:name="Tablo5" table:style-name="Tablo5">
        <table:table-column table:style-name="Tablo5.A"/>
        <table:table-column table:style-name="Tablo5.B"/>
        <table:table-row>
          <table:table-cell table:style-name="Tablo5.A1" office:value-type="string">
            <text:p text:style-name="P17">koltuk_id</text:p>
          </table:table-cell>
          <table:table-cell table:style-name="Tablo5.B1" office:value-type="string">
            <text:p text:style-name="P15">koltuk_kod</text:p>
          </table:table-cell>
        </table:table-row>
      </table:table>
      <text:p text:style-name="P15"><draw:line text:anchor-type="paragraph" draw:z-index="94" draw:style-name="gr2" draw:text-style-name="P21" svg:x1="9.558cm" svg:y1="1.94cm" svg:x2="1.688cm" svg:y2="1.94cm"><text:p/></draw:line><draw:line text:anchor-type="paragraph" draw:z-index="95" draw:style-name="gr2" draw:text-style-name="P21" svg:x1="1.688cm" svg:y1="1.94cm" svg:x2="1.686cm" svg:y2="2.22cm"><text:p/></draw:line><text:line-break/><text:line-break/>ETKINLIK_TIP<text:line-break/></text:p>
      <table:table table:name="Tablo6" table:style-name="Tablo6">
        <table:table-column table:style-name="Tablo6.A"/>
        <table:table-column table:style-name="Tablo6.B"/>
        <table:table-row>
          <table:table-cell table:style-name="Tablo6.A1" office:value-type="string">
            <text:p text:style-name="P17">etkinlik_kod</text:p>
          </table:table-cell>
          <table:table-cell table:style-name="Tablo6.B1" office:value-type="string">
            <text:p text:style-name="P15">etkinlik_tur</text:p>
          </table:table-cell>
        </table:table-row>
      </table:table>
      <text:p text:style-name="P15"/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demir </meta:initial-creator>
    <meta:creation-date>2010-12-28T21:06:25</meta:creation-date>
    <dc:date>2010-12-29T11:05:27</dc:date>
    <dc:creator>gdemir </dc:creator>
    <meta:editing-duration>PT02H00M22S</meta:editing-duration>
    <meta:editing-cycles>17</meta:editing-cycles>
    <meta:generator>OpenOffice.org/3.2$Unix OpenOffice.org_project/320m12$Build-9483</meta:generator>
    <meta:document-statistic meta:table-count="6" meta:image-count="0" meta:object-count="0" meta:page-count="5" meta:paragraph-count="54" meta:word-count="167" meta:character-count="1929"/>
  </office:meta>
</office:document-meta>
</file>